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b045d" officeooo:paragraph-rsid="001b045d"/>
    </style:style>
    <style:style style:name="T1" style:family="text">
      <style:text-properties fo:language="fr" fo:country="F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gc – gestion d’erreurs</text:p>
      <text:p text:style-name="P1">creation/<text:span text:style-name="T1">affichage</text:span> <text:span text:style-name="T1">matrice</text:span></text:p>
      <text:p text:style-name="P1"><text:span text:style-name="T1">recurssivité</text:span> – check de la solution / pas de solutio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9T11:38:46.144346339</meta:creation-date>
    <dc:date>2025-07-19T11:42:52.049256171</dc:date>
    <meta:editing-duration>PT4M8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1" meta:paragraph-count="3" meta:word-count="14" meta:character-count="103" meta:non-whitespace-character-count="90"/>
  </office:meta>
</office:document-meta>
</file>